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0_._20_Normál">
      <style:text-properties fo:font-size="14pt" style:font-size-asian="12.25pt" style:font-size-complex="14pt"/>
    </style:style>
    <style:style style:name="P3" style:family="paragraph" style:parent-style-name="_30_._20_Normál">
      <style:text-properties fo:font-size="14pt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5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6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officeooo:paragraph-rsid="00554df7" style:font-size-asian="12.25pt" style:font-size-complex="14pt"/>
    </style:style>
    <style:style style:name="P12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3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4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5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6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7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8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9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20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21" style:family="paragraph" style:parent-style-name="_30_._20_Normál">
      <style:text-properties fo:font-size="14pt" officeooo:rsid="00bf70e0" officeooo:paragraph-rsid="00bf70e0" style:font-size-asian="12.25pt" style:font-size-complex="14pt"/>
    </style:style>
    <style:style style:name="P22" style:family="paragraph" style:parent-style-name="_30_._20_Normál">
      <style:paragraph-properties fo:text-align="start" style:justify-single-word="false"/>
      <style:text-properties fo:font-size="14pt" officeooo:rsid="00bf70e0" officeooo:paragraph-rsid="00bf70e0" style:font-size-asian="12.25pt" style:font-size-complex="14pt"/>
    </style:style>
    <style:style style:name="P23" style:family="paragraph" style:parent-style-name="_30_._20_Normál">
      <style:text-properties fo:font-size="14pt" officeooo:rsid="00c3d656" officeooo:paragraph-rsid="00c3d656" style:font-size-asian="12.25pt" style:font-size-complex="14pt"/>
    </style:style>
    <style:style style:name="P24" style:family="paragraph" style:parent-style-name="_30_._20_Normál">
      <style:text-properties fo:font-size="14pt" officeooo:rsid="00c40cba" officeooo:paragraph-rsid="00c40cba" style:font-size-asian="12.25pt" style:font-size-complex="14pt"/>
    </style:style>
    <style:style style:name="P25" style:family="paragraph" style:parent-style-name="_30_._20_Normál">
      <style:text-properties fo:font-size="14pt" officeooo:rsid="00c47bed" officeooo:paragraph-rsid="00c47bed" style:font-size-asian="12.25pt" style:font-size-complex="14pt"/>
    </style:style>
    <style:style style:name="P26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7" style:family="paragraph" style:parent-style-name="_30_._20_Normál">
      <style:paragraph-properties fo:text-align="start" style:justify-single-word="false"/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68" style:family="paragraph" style:parent-style-name="_30_._20_Normál">
      <style:paragraph-properties fo:text-align="start" style:justify-single-word="false"/>
      <style:text-properties fo:font-size="14pt" fo:font-weight="bold" officeooo:rsid="00c0a301" officeooo:paragraph-rsid="00c0a301" style:font-size-asian="12.25pt" style:font-weight-asian="bold" style:font-size-complex="14pt" style:font-weight-complex="bold"/>
    </style:style>
    <style:style style:name="P69" style:family="paragraph" style:parent-style-name="_30_._20_Normál">
      <style:paragraph-properties fo:text-align="start" style:justify-single-word="false"/>
      <style:text-properties fo:font-size="14pt" fo:font-weight="bold" officeooo:rsid="00c11b23" officeooo:paragraph-rsid="00c11b23" style:font-size-asian="12.25pt" style:font-weight-asian="bold" style:font-size-complex="14pt" style:font-weight-complex="bold"/>
    </style:style>
    <style:style style:name="P70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71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73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74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75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76" style:family="paragraph" style:parent-style-name="_30_._20_Normál">
      <style:text-properties fo:font-size="14pt" fo:font-weight="bold" officeooo:rsid="009ae7ea" officeooo:paragraph-rsid="00bcb3a0" style:font-size-asian="14pt" style:font-weight-asian="bold" style:font-size-complex="14pt" style:font-weight-complex="bold"/>
    </style:style>
    <style:style style:name="P77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78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79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80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81" style:family="paragraph" style:parent-style-name="_30_._20_Normál">
      <style:text-properties fo:font-size="14pt" fo:font-weight="bold" officeooo:rsid="00bcb3a0" officeooo:paragraph-rsid="00bcb3a0" style:font-size-asian="14pt" style:font-weight-asian="bold" style:font-size-complex="14pt" style:font-weight-complex="bold"/>
    </style:style>
    <style:style style:name="P82" style:family="paragraph" style:parent-style-name="_30_._20_Normál">
      <style:text-properties fo:font-size="14pt" fo:font-weight="bold" officeooo:rsid="00c39efe" officeooo:paragraph-rsid="00c39efe" style:font-size-asian="14pt" style:font-weight-asian="bold" style:font-size-complex="14pt" style:font-weight-complex="bold"/>
    </style:style>
    <style:style style:name="P83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84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92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103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104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105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106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07" style:family="paragraph" style:parent-style-name="_30_._20_Normál">
      <style:paragraph-properties fo:text-align="start" style:justify-single-word="false"/>
      <style:text-properties fo:font-size="14pt" fo:font-weight="normal" officeooo:rsid="00bf70e0" officeooo:paragraph-rsid="00bf70e0" style:font-size-asian="12.25pt" style:font-weight-asian="normal" style:font-size-complex="14pt" style:font-weight-complex="normal"/>
    </style:style>
    <style:style style:name="P108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09" style:family="paragraph" style:parent-style-name="_30_._20_Normál">
      <style:paragraph-properties fo:text-align="start" style:justify-single-word="false"/>
      <style:text-properties fo:font-size="14pt" fo:font-weight="normal" officeooo:rsid="00c11b23" officeooo:paragraph-rsid="00c11b23" style:font-size-asian="12.25pt" style:font-weight-asian="normal" style:font-size-complex="14pt" style:font-weight-complex="normal"/>
    </style:style>
    <style:style style:name="P110" style:family="paragraph" style:parent-style-name="_30_._20_Normál">
      <style:paragraph-properties fo:text-align="start" style:justify-single-word="false"/>
      <style:text-properties fo:font-size="14pt" fo:font-weight="normal" officeooo:rsid="00c2e337" officeooo:paragraph-rsid="00c2e337" style:font-size-asian="12.25pt" style:font-weight-asian="normal" style:font-size-complex="14pt" style:font-weight-complex="normal"/>
    </style:style>
    <style:style style:name="P111" style:family="paragraph" style:parent-style-name="_30_._20_Normál">
      <style:text-properties fo:font-size="14pt" fo:font-weight="normal" officeooo:rsid="00c3d656" officeooo:paragraph-rsid="00c3d656" style:font-size-asian="12.25pt" style:font-weight-asian="normal" style:font-size-complex="14pt" style:font-weight-complex="normal"/>
    </style:style>
    <style:style style:name="P112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113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114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115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116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117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118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119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20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21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22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123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24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25" style:family="paragraph" style:parent-style-name="_30_._20_Normál">
      <style:text-properties fo:font-size="14pt" fo:font-weight="normal" officeooo:rsid="00bcb3a0" officeooo:paragraph-rsid="00bcb3a0" style:font-size-asian="14pt" style:font-weight-asian="normal" style:font-size-complex="14pt" style:font-weight-complex="normal"/>
    </style:style>
    <style:style style:name="P126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27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28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29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30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31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32" style:family="paragraph" style:parent-style-name="_30_._20_Normál">
      <style:text-properties officeooo:rsid="0021ec78" officeooo:paragraph-rsid="0021ec78"/>
    </style:style>
    <style:style style:name="P133" style:family="paragraph" style:parent-style-name="_30_._20_Normál">
      <style:text-properties officeooo:rsid="00221094" officeooo:paragraph-rsid="00221094"/>
    </style:style>
    <style:style style:name="P134" style:family="paragraph" style:parent-style-name="_30_._20_Normál">
      <style:text-properties officeooo:rsid="0023594d" officeooo:paragraph-rsid="0023594d"/>
    </style:style>
    <style:style style:name="P135" style:family="paragraph" style:parent-style-name="_30_._20_Normál">
      <style:text-properties officeooo:rsid="0025121f" officeooo:paragraph-rsid="0025121f"/>
    </style:style>
    <style:style style:name="P136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37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38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39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40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41" style:family="paragraph" style:parent-style-name="Cím_20_03">
      <style:text-properties officeooo:rsid="0034af1a" officeooo:paragraph-rsid="0034af1a"/>
    </style:style>
    <style:style style:name="P142" style:family="paragraph" style:parent-style-name="Cím_20_03">
      <style:text-properties fo:font-size="16pt" style:font-size-asian="16pt" style:font-size-complex="16pt"/>
    </style:style>
    <style:style style:name="P143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44" style:family="paragraph" style:parent-style-name="_30_._20_Normál">
      <style:text-properties officeooo:rsid="0076365f" officeooo:paragraph-rsid="0076365f"/>
    </style:style>
    <style:style style:name="P145" style:family="paragraph" style:parent-style-name="Cím_20_03">
      <style:text-properties officeooo:rsid="0076365f" officeooo:paragraph-rsid="0076365f"/>
    </style:style>
    <style:style style:name="P146" style:family="paragraph" style:parent-style-name="_30_._20_Normál">
      <style:text-properties officeooo:rsid="00b0f6d1" officeooo:paragraph-rsid="00b0f6d1"/>
    </style:style>
    <style:style style:name="P147" style:family="paragraph" style:parent-style-name="Cím_20_03">
      <style:text-properties officeooo:rsid="00b0f6d1" officeooo:paragraph-rsid="00b0f6d1"/>
    </style:style>
    <style:style style:name="P148" style:family="paragraph" style:parent-style-name="_30_._20_Normál">
      <style:text-properties officeooo:rsid="00bdae4d" officeooo:paragraph-rsid="00bdae4d"/>
    </style:style>
    <style:style style:name="P149" style:family="paragraph" style:parent-style-name="Cím_20_03">
      <style:text-properties officeooo:rsid="00bdae4d" officeooo:paragraph-rsid="00bdae4d"/>
    </style:style>
    <style:style style:name="P150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51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152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153" style:family="paragraph" style:parent-style-name="_30_._20_Normál">
      <style:text-properties fo:font-size="14pt" fo:font-weight="bold" officeooo:rsid="00cc7e08" officeooo:paragraph-rsid="00cc7e08" style:font-size-asian="12.25pt" style:font-weight-asian="bold" style:font-size-complex="14pt" style:font-weight-complex="bold"/>
    </style:style>
    <style:style style:name="P154" style:family="paragraph" style:parent-style-name="_30_._20_Normál">
      <style:text-properties fo:font-size="14pt" fo:font-weight="bold" officeooo:rsid="00ce60bf" officeooo:paragraph-rsid="00ce60bf" style:font-size-asian="12.25pt" style:font-weight-asian="bold" style:font-size-complex="14pt" style:font-weight-complex="bold"/>
    </style:style>
    <style:style style:name="P155" style:family="paragraph" style:parent-style-name="_30_._20_Normál">
      <style:text-properties fo:font-size="14pt" fo:font-weight="bold" officeooo:rsid="00cee562" officeooo:paragraph-rsid="00cee562" style:font-size-asian="12.25pt" style:font-weight-asian="bold" style:font-size-complex="14pt" style:font-weight-complex="bold"/>
    </style:style>
    <style:style style:name="P156" style:family="paragraph" style:parent-style-name="_30_._20_Normál">
      <style:text-properties fo:font-size="14pt" fo:font-weight="bold" officeooo:rsid="00d1116a" officeooo:paragraph-rsid="00d1116a" style:font-size-asian="12.25pt" style:font-weight-asian="bold" style:font-size-complex="14pt" style:font-weight-complex="bold"/>
    </style:style>
    <style:style style:name="P157" style:family="paragraph" style:parent-style-name="_30_._20_Normál">
      <style:text-properties fo:font-size="14pt" fo:font-weight="normal" officeooo:rsid="00c9a161" officeooo:paragraph-rsid="00c9a161" style:font-size-asian="12.25pt" style:font-weight-asian="normal" style:font-size-complex="14pt" style:font-weight-complex="normal"/>
    </style:style>
    <style:style style:name="P158" style:family="paragraph" style:parent-style-name="_30_._20_Normál">
      <style:text-properties fo:font-size="14pt" fo:font-weight="normal" officeooo:rsid="00cc7e08" officeooo:paragraph-rsid="00cc7e08" style:font-size-asian="12.25pt" style:font-weight-asian="normal" style:font-size-complex="14pt" style:font-weight-complex="normal"/>
    </style:style>
    <style:style style:name="T1" style:family="text">
      <style:text-properties officeooo:rsid="00c64ed7"/>
    </style:style>
    <style:style style:name="T2" style:family="text">
      <style:text-properties officeooo:rsid="000f7ba5"/>
    </style:style>
    <style:style style:name="T3" style:family="text">
      <style:text-properties officeooo:rsid="00147a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620" style:font-weight-asian="bold" style:font-weight-complex="bold"/>
    </style:style>
    <style:style style:name="T6" style:family="text">
      <style:text-properties fo:font-weight="bold" officeooo:rsid="001b5abf" style:font-weight-asian="bold" style:font-weight-complex="bold"/>
    </style:style>
    <style:style style:name="T7" style:family="text">
      <style:text-properties fo:font-weight="bold" officeooo:rsid="0020c87c" style:font-weight-asian="bold" style:font-weight-complex="bold"/>
    </style:style>
    <style:style style:name="T8" style:family="text">
      <style:text-properties fo:font-weight="bold" officeooo:rsid="002a48ca" style:font-weight-asian="bold" style:font-weight-complex="bold"/>
    </style:style>
    <style:style style:name="T9" style:family="text">
      <style:text-properties fo:font-weight="bold" officeooo:rsid="00543c91" style:font-weight-asian="bold" style:font-weight-complex="bold"/>
    </style:style>
    <style:style style:name="T10" style:family="text">
      <style:text-properties fo:font-weight="bold" officeooo:rsid="00595d4a" style:font-weight-asian="bold" style:font-weight-complex="bold"/>
    </style:style>
    <style:style style:name="T11" style:family="text">
      <style:text-properties fo:font-weight="bold" officeooo:rsid="005a65b2" style:font-weight-asian="bold" style:font-weight-complex="bold"/>
    </style:style>
    <style:style style:name="T12" style:family="text">
      <style:text-properties fo:font-weight="bold" officeooo:rsid="007beca7" style:font-weight-asian="bold" style:font-weight-complex="bold"/>
    </style:style>
    <style:style style:name="T13" style:family="text">
      <style:text-properties fo:font-weight="bold" officeooo:rsid="007c8a6f" style:font-weight-asian="bold" style:font-weight-complex="bold"/>
    </style:style>
    <style:style style:name="T14" style:family="text">
      <style:text-properties fo:font-weight="bold" officeooo:rsid="008107ae" style:font-weight-asian="bold" style:font-weight-complex="bold"/>
    </style:style>
    <style:style style:name="T15" style:family="text">
      <style:text-properties fo:font-weight="bold" officeooo:rsid="0083a45b" style:font-weight-asian="bold" style:font-weight-complex="bold"/>
    </style:style>
    <style:style style:name="T16" style:family="text">
      <style:text-properties fo:font-weight="bold" officeooo:rsid="0083c5b1" style:font-weight-asian="bold" style:font-weight-complex="bold"/>
    </style:style>
    <style:style style:name="T17" style:family="text">
      <style:text-properties fo:font-weight="bold" officeooo:rsid="008597ec" style:font-weight-asian="bold" style:font-weight-complex="bold"/>
    </style:style>
    <style:style style:name="T18" style:family="text">
      <style:text-properties fo:font-weight="bold" officeooo:rsid="0086e281" style:font-weight-asian="bold" style:font-weight-complex="bold"/>
    </style:style>
    <style:style style:name="T19" style:family="text">
      <style:text-properties fo:font-weight="bold" officeooo:rsid="00876445" style:font-weight-asian="bold" style:font-weight-complex="bold"/>
    </style:style>
    <style:style style:name="T20" style:family="text">
      <style:text-properties fo:font-weight="bold" officeooo:rsid="0081ec58" style:font-weight-asian="bold" style:font-weight-complex="bold"/>
    </style:style>
    <style:style style:name="T21" style:family="text">
      <style:text-properties fo:font-weight="bold" officeooo:rsid="008fb81b" style:font-weight-asian="bold" style:font-weight-complex="bold"/>
    </style:style>
    <style:style style:name="T22" style:family="text">
      <style:text-properties fo:font-weight="bold" officeooo:rsid="009bbf99" style:font-weight-asian="bold" style:font-weight-complex="bold"/>
    </style:style>
    <style:style style:name="T23" style:family="text">
      <style:text-properties fo:font-weight="bold" officeooo:rsid="009d3615" style:font-weight-asian="bold" style:font-weight-complex="bold"/>
    </style:style>
    <style:style style:name="T24" style:family="text">
      <style:text-properties fo:font-weight="bold" officeooo:rsid="00c2e337" style:font-weight-asian="bold" style:font-weight-complex="bold"/>
    </style:style>
    <style:style style:name="T25" style:family="text">
      <style:text-properties officeooo:rsid="0014f620"/>
    </style:style>
    <style:style style:name="T26" style:family="text">
      <style:text-properties officeooo:rsid="00161c34"/>
    </style:style>
    <style:style style:name="T27" style:family="text">
      <style:text-properties officeooo:rsid="0018c334"/>
    </style:style>
    <style:style style:name="T28" style:family="text">
      <style:text-properties officeooo:rsid="0019e43e"/>
    </style:style>
    <style:style style:name="T29" style:family="text">
      <style:text-properties officeooo:rsid="0019f7c5"/>
    </style:style>
    <style:style style:name="T30" style:family="text">
      <style:text-properties officeooo:rsid="001d0919"/>
    </style:style>
    <style:style style:name="T31" style:family="text">
      <style:text-properties officeooo:rsid="001e5590"/>
    </style:style>
    <style:style style:name="T32" style:family="text">
      <style:text-properties officeooo:rsid="002053b1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5db8" style:font-weight-asian="normal" style:font-weight-complex="normal"/>
    </style:style>
    <style:style style:name="T36" style:family="text">
      <style:text-properties fo:font-weight="normal" officeooo:rsid="00340651" style:font-weight-asian="normal" style:font-weight-complex="normal"/>
    </style:style>
    <style:style style:name="T37" style:family="text">
      <style:text-properties fo:font-weight="normal" officeooo:rsid="003428e1" style:font-weight-asian="normal" style:font-weight-complex="normal"/>
    </style:style>
    <style:style style:name="T38" style:family="text">
      <style:text-properties fo:font-weight="normal" officeooo:rsid="0034af1a" style:font-weight-asian="normal" style:font-weight-complex="normal"/>
    </style:style>
    <style:style style:name="T39" style:family="text">
      <style:text-properties fo:font-weight="normal" officeooo:rsid="0036e3e1" style:font-weight-asian="normal" style:font-weight-complex="normal"/>
    </style:style>
    <style:style style:name="T40" style:family="text">
      <style:text-properties fo:font-weight="normal" officeooo:rsid="0038de71" style:font-weight-asian="normal" style:font-weight-complex="normal"/>
    </style:style>
    <style:style style:name="T41" style:family="text">
      <style:text-properties fo:font-weight="normal" officeooo:rsid="003a01dd" style:font-weight-asian="normal" style:font-weight-complex="normal"/>
    </style:style>
    <style:style style:name="T42" style:family="text">
      <style:text-properties fo:font-weight="normal" officeooo:rsid="004cc25c" style:font-weight-asian="normal" style:font-weight-complex="normal"/>
    </style:style>
    <style:style style:name="T43" style:family="text">
      <style:text-properties fo:font-weight="normal" officeooo:rsid="004cd963" style:font-weight-asian="normal" style:font-weight-complex="normal"/>
    </style:style>
    <style:style style:name="T44" style:family="text">
      <style:text-properties fo:font-weight="normal" officeooo:rsid="00514ea3" style:font-weight-asian="normal" style:font-weight-complex="normal"/>
    </style:style>
    <style:style style:name="T45" style:family="text">
      <style:text-properties fo:font-weight="normal" officeooo:rsid="005b58fc" style:font-weight-asian="normal" style:font-weight-complex="normal"/>
    </style:style>
    <style:style style:name="T46" style:family="text">
      <style:text-properties fo:font-weight="normal" officeooo:rsid="005eb510" style:font-weight-asian="normal" style:font-weight-complex="normal"/>
    </style:style>
    <style:style style:name="T47" style:family="text">
      <style:text-properties fo:font-weight="normal" officeooo:rsid="00650221" style:font-weight-asian="normal" style:font-weight-complex="normal"/>
    </style:style>
    <style:style style:name="T48" style:family="text">
      <style:text-properties fo:font-weight="normal" officeooo:rsid="0066c7d0" style:font-weight-asian="normal" style:font-weight-complex="normal"/>
    </style:style>
    <style:style style:name="T49" style:family="text">
      <style:text-properties fo:font-weight="normal" officeooo:rsid="006ad451" style:font-weight-asian="normal" style:font-weight-complex="normal"/>
    </style:style>
    <style:style style:name="T50" style:family="text">
      <style:text-properties fo:font-weight="normal" officeooo:rsid="00752cdd" style:font-weight-asian="normal" style:font-weight-complex="normal"/>
    </style:style>
    <style:style style:name="T51" style:family="text">
      <style:text-properties fo:font-weight="normal" officeooo:rsid="00793a86" style:font-weight-asian="normal" style:font-weight-complex="normal"/>
    </style:style>
    <style:style style:name="T52" style:family="text">
      <style:text-properties fo:font-weight="normal" officeooo:rsid="007beca7" style:font-weight-asian="normal" style:font-weight-complex="normal"/>
    </style:style>
    <style:style style:name="T53" style:family="text">
      <style:text-properties fo:font-weight="normal" officeooo:rsid="007b097a" style:font-weight-asian="normal" style:font-weight-complex="normal"/>
    </style:style>
    <style:style style:name="T54" style:family="text">
      <style:text-properties fo:font-weight="normal" officeooo:rsid="00915fe4" style:font-weight-asian="normal" style:font-weight-complex="normal"/>
    </style:style>
    <style:style style:name="T55" style:family="text">
      <style:text-properties fo:font-weight="normal" officeooo:rsid="0093f2e0" style:font-weight-asian="normal" style:font-weight-complex="normal"/>
    </style:style>
    <style:style style:name="T56" style:family="text">
      <style:text-properties fo:font-weight="normal" officeooo:rsid="0094a3d3" style:font-weight-asian="normal" style:font-weight-complex="normal"/>
    </style:style>
    <style:style style:name="T57" style:family="text">
      <style:text-properties fo:font-weight="normal" officeooo:rsid="00969a63" style:font-weight-asian="normal" style:font-weight-complex="normal"/>
    </style:style>
    <style:style style:name="T58" style:family="text">
      <style:text-properties fo:font-weight="normal" officeooo:rsid="00a20efb" style:font-weight-asian="normal" style:font-weight-complex="normal"/>
    </style:style>
    <style:style style:name="T59" style:family="text">
      <style:text-properties fo:font-weight="normal" officeooo:rsid="00a92f2c" style:font-weight-asian="normal" style:font-weight-complex="normal"/>
    </style:style>
    <style:style style:name="T60" style:family="text">
      <style:text-properties fo:font-weight="normal" officeooo:rsid="00b0032a" style:font-weight-asian="normal" style:font-weight-complex="normal"/>
    </style:style>
    <style:style style:name="T61" style:family="text">
      <style:text-properties fo:font-weight="normal" officeooo:rsid="00bcb3a0" style:font-weight-asian="normal" style:font-weight-complex="normal"/>
    </style:style>
    <style:style style:name="T62" style:family="text">
      <style:text-properties fo:font-weight="normal" officeooo:rsid="00c7677a" style:font-weight-asian="normal" style:font-weight-complex="normal"/>
    </style:style>
    <style:style style:name="T63" style:family="text">
      <style:text-properties fo:font-weight="normal" officeooo:rsid="00c8f527" style:font-weight-asian="normal" style:font-weight-complex="normal"/>
    </style:style>
    <style:style style:name="T64" style:family="text">
      <style:text-properties fo:font-weight="normal" officeooo:rsid="00cc7ad8" style:font-weight-asian="normal" style:font-weight-complex="normal"/>
    </style:style>
    <style:style style:name="T65" style:family="text">
      <style:text-properties fo:font-weight="normal" officeooo:rsid="00ce60bf" style:font-weight-asian="normal" style:font-weight-complex="normal"/>
    </style:style>
    <style:style style:name="T66" style:family="text">
      <style:text-properties officeooo:rsid="0023594d"/>
    </style:style>
    <style:style style:name="T67" style:family="text">
      <style:text-properties officeooo:rsid="0025121f"/>
    </style:style>
    <style:style style:name="T68" style:family="text">
      <style:text-properties officeooo:rsid="002705eb"/>
    </style:style>
    <style:style style:name="T69" style:family="text">
      <style:text-properties officeooo:rsid="002a48ca"/>
    </style:style>
    <style:style style:name="T70" style:family="text">
      <style:text-properties officeooo:rsid="0032326d"/>
    </style:style>
    <style:style style:name="T71" style:family="text">
      <style:text-properties officeooo:rsid="003428e1"/>
    </style:style>
    <style:style style:name="T72" style:family="text">
      <style:text-properties officeooo:rsid="003d0e9a"/>
    </style:style>
    <style:style style:name="T73" style:family="text">
      <style:text-properties officeooo:rsid="003dd897"/>
    </style:style>
    <style:style style:name="T74" style:family="text">
      <style:text-properties officeooo:rsid="003eca7c"/>
    </style:style>
    <style:style style:name="T75" style:family="text">
      <style:text-properties officeooo:rsid="004bd667"/>
    </style:style>
    <style:style style:name="T76" style:family="text">
      <style:text-properties officeooo:rsid="00325db8"/>
    </style:style>
    <style:style style:name="T77" style:family="text">
      <style:text-properties officeooo:rsid="004eb005"/>
    </style:style>
    <style:style style:name="T78" style:family="text">
      <style:text-properties officeooo:rsid="005284ed"/>
    </style:style>
    <style:style style:name="T79" style:family="text">
      <style:text-properties officeooo:rsid="00543c91"/>
    </style:style>
    <style:style style:name="T80" style:family="text">
      <style:text-properties officeooo:rsid="00554df7"/>
    </style:style>
    <style:style style:name="T81" style:family="text">
      <style:text-properties officeooo:rsid="00595d4a"/>
    </style:style>
    <style:style style:name="T82" style:family="text">
      <style:text-properties officeooo:rsid="005a65b2"/>
    </style:style>
    <style:style style:name="T83" style:family="text">
      <style:text-properties officeooo:rsid="005a75bd"/>
    </style:style>
    <style:style style:name="T84" style:family="text">
      <style:text-properties officeooo:rsid="005b58fc"/>
    </style:style>
    <style:style style:name="T85" style:family="text">
      <style:text-properties officeooo:rsid="0062565b"/>
    </style:style>
    <style:style style:name="T86" style:family="text">
      <style:text-properties officeooo:rsid="006405f8"/>
    </style:style>
    <style:style style:name="T87" style:family="text">
      <style:text-properties officeooo:rsid="0069af74"/>
    </style:style>
    <style:style style:name="T88" style:family="text">
      <style:text-properties officeooo:rsid="006a30d0"/>
    </style:style>
    <style:style style:name="T89" style:family="text">
      <style:text-properties officeooo:rsid="0066c7d0"/>
    </style:style>
    <style:style style:name="T90" style:family="text">
      <style:text-properties officeooo:rsid="0077f620"/>
    </style:style>
    <style:style style:name="T91" style:family="text">
      <style:text-properties officeooo:rsid="007beca7"/>
    </style:style>
    <style:style style:name="T92" style:family="text">
      <style:text-properties officeooo:rsid="007d2958"/>
    </style:style>
    <style:style style:name="T93" style:family="text">
      <style:text-properties officeooo:rsid="007dd3bd"/>
    </style:style>
    <style:style style:name="T94" style:family="text">
      <style:text-properties officeooo:rsid="008107ae"/>
    </style:style>
    <style:style style:name="T95" style:family="text">
      <style:text-properties officeooo:rsid="0081ec58"/>
    </style:style>
    <style:style style:name="T96" style:family="text">
      <style:text-properties officeooo:rsid="0083a45b"/>
    </style:style>
    <style:style style:name="T97" style:family="text">
      <style:text-properties officeooo:rsid="0083c5b1"/>
    </style:style>
    <style:style style:name="T98" style:family="text">
      <style:text-properties officeooo:rsid="00876445"/>
    </style:style>
    <style:style style:name="T99" style:family="text">
      <style:text-properties officeooo:rsid="008813a9"/>
    </style:style>
    <style:style style:name="T100" style:family="text">
      <style:text-properties officeooo:rsid="008d3a2b"/>
    </style:style>
    <style:style style:name="T101" style:family="text">
      <style:text-properties officeooo:rsid="008fb81b"/>
    </style:style>
    <style:style style:name="T102" style:family="text">
      <style:text-properties officeooo:rsid="00914282"/>
    </style:style>
    <style:style style:name="T103" style:family="text">
      <style:text-properties officeooo:rsid="00933133"/>
    </style:style>
    <style:style style:name="T104" style:family="text">
      <style:text-properties officeooo:rsid="009bbf99"/>
    </style:style>
    <style:style style:name="T105" style:family="text">
      <style:text-properties officeooo:rsid="009d3615"/>
    </style:style>
    <style:style style:name="T106" style:family="text">
      <style:text-properties officeooo:rsid="00a4006e"/>
    </style:style>
    <style:style style:name="T107" style:family="text">
      <style:text-properties officeooo:rsid="00a4cb1a"/>
    </style:style>
    <style:style style:name="T108" style:family="text">
      <style:text-properties officeooo:rsid="00a63631"/>
    </style:style>
    <style:style style:name="T109" style:family="text">
      <style:text-properties officeooo:rsid="00ae64cb"/>
    </style:style>
    <style:style style:name="T110" style:family="text">
      <style:text-properties officeooo:rsid="00b4629d"/>
    </style:style>
    <style:style style:name="T111" style:family="text">
      <style:text-properties officeooo:rsid="00b74711"/>
    </style:style>
    <style:style style:name="T112" style:family="text">
      <style:text-properties officeooo:rsid="00c7677a"/>
    </style:style>
    <style:style style:name="T113" style:family="text">
      <style:text-properties officeooo:rsid="00a20efb"/>
    </style:style>
    <style:style style:name="T114" style:family="text">
      <style:text-properties officeooo:rsid="00ca80bf"/>
    </style:style>
    <style:style style:name="T115" style:family="text">
      <style:text-properties officeooo:rsid="00cc7ad8"/>
    </style:style>
    <style:style style:name="T116" style:family="text">
      <style:text-properties officeooo:rsid="006c8f4f"/>
    </style:style>
    <style:style style:name="T117" style:family="text">
      <style:text-properties style:text-underline-style="none"/>
    </style:style>
    <style:style style:name="T118" style:family="text">
      <style:text-properties officeooo:rsid="00d11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Telepítés: <text:span text:style-name="T34">sudo pacman -Syu --asdeps kicad kicad-library kicad-library-3d</text:span></text:p>
      <text:p text:style-name="P143"><text:span text:style-name="T34">Hibajelentés: projektmanager oldalon menü: help/</text:span><text:span text:style-name="T60">Report Bug</text:span></text:p>
      <text:p text:style-name="P142"/>
      <text:p text:style-name="P142"/>
      <text:p text:style-name="P142"><text:span text:style-name="T26">I. </text:span>Kapcsolási rajz - Schematic szerkesztése</text:p>
      <text:p text:style-name="P27"/>
      <text:p text:style-name="P27"/>
      <text:p text:style-name="P31">Munka kezdése:</text:p>
      <text:p text:style-name="P157">Schematic rajzolásnál nagyon fontos, hogy a <text:span text:style-name="T4">rács legyen 1.27 mm-re</text:span> állítva, és a <text:span text:style-name="T4">SNAP</text:span> legyen <text:span text:style-name="T4">aktív</text:span> közben, mert másképp nem bírod csatlakoztatni a vezetékeket és csomópontokat.</text:p>
      <text:p text:style-name="P7"><text:span text:style-name="T75">K</text:span>ezdjük a fájl/oldalbeállításokkal, és adjunk nevet, dátumot, és szüksége esetén módosítsuk az oldalbeállításokat.</text:p>
      <text:p text:style-name="P31"><text:span text:style-name="T71">Kapcsolási rajznál</text:span><text:span text:style-name="T37"> a</text:span><text:span text:style-name="T34"> 140%-os nyomtatáshoz rajzoljuk meg a keretet </text:span><text:span text:style-name="T37">(bal oldali eszköztáron vonalat használjuk) </text:span><text:span text:style-name="T34">és abba rajzoljunk. A keret mérete X*Y = </text:span>2<text:span text:style-name="T70">10</text:span>*1<text:span text:style-name="T70">5</text:span>0 mm<text:span text:style-name="T34">. A lap bal felső sarkában levő origóból rajzoljuk, és nyomtatáskor majd oda visszük a keretet a benne levőkkel együtt, és akkor a 140%-os nyomtatáskor pont minden ki lesz nyomtatva.</text:span><text:span text:style-name="T35"> </text:span></text:p>
      <text:p text:style-name="P38"><text:span text:style-name="T76">P</text:span>CB-nél <text:span text:style-name="T34">fotózáshoz x = 150, y = 100 mm, A4-es lap = 275x170 mm.</text:span></text:p>
      <text:p text:style-name="P31"><text:span text:style-name="T34"/></text:p>
      <text:p text:style-name="P31">Alkatrészek adatlapjának lekérése:</text:p>
      <text:p text:style-name="P5">Egy alkatrészt kijelölsz és<text:span text:style-name="T4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6">Még egy fontos ehhez: a betöltött adatlapon pl. LM324 -nél ott van: Low<text:span text:style-name="T3">-</text:span>power quad<text:span text:style-name="T3">-</text:span>operational amplifier, ha az alkatrészt keresed a keresőbe írva, megtalálja az IC-t.</text:p>
      <text:p text:style-name="P5"/>
      <text:p text:style-name="P28">Delete: <text:span text:style-name="T34">Az egeret elég valami fölé vinni és megnyomni a delete gombot (nem kell kijelölni semmit).</text:span></text:p>
      <text:p text:style-name="P28"/>
      <text:p text:style-name="P2"><text:span text:style-name="T4">Symbol mappa:</text:span> /usr/share/kicad/symbols</text:p>
      <text:p text:style-name="P2">S<text:span text:style-name="T4">ymbol mappák hozzáadása:</text:span> Prferences/manage symbol libraries: alul mappa ikon (add en existing library to table): a megnyíló ablakban megkeresem a /usr/share/kicad/symbols/ mappát, <text:span text:style-name="T105">és</text:span> a mappában levő fájlokat mind kijelölni (Ctrl+A), vagy a shift gomb használatával, és csak utána kattintani az open -re. </text:p>
      <text:p text:style-name="P2"><text:span text:style-name="T4"/></text:p>
      <text:p text:style-name="P2"><text:span text:style-name="T4">Foot prints mapp</text:span><text:span text:style-name="T5">a</text:span><text:span text:style-name="T4">:</text:span> /usr/share/kicad/footprints</text:p>
      <text:p text:style-name="P2"><text:soft-page-break/><text:span text:style-name="T23">Footprint mappa hozzáadása</text:span><text:span text:style-name="T105">:</text:span>A tartalmát hozzáadjuk a Tolls menü/assing footprints megnyitása után, hasonlóan a symbol mappánál leírtak szerint járva el (itt sem elég a mappa, a fájlokat kell bemásolni).</text:p>
      <text:p text:style-name="P2"/>
      <text:p text:style-name="P12"><text:span text:style-name="T4">Egyéb library helyek:</text:span> .local/share/kicad/<text:span text:style-name="T105"> </text:span></text:p>
      <text:p text:style-name="P12"/>
      <text:p text:style-name="P62">Saját symbol és footprints mappák létrehozása, hozzáadása:</text:p>
      <text:p text:style-name="P14"><text:span text:style-name="T4">Szimbólumnál</text:span> a <text:span text:style-name="T4">*.kicad_sym</text:span> fájl egy kategória neve, ebben a fájlban van több a kategóriába tartozó szimbólum, pl. Dioda.kicad_sym fájlban lehet többféle dióda.</text:p>
      <text:p text:style-name="P14"><text:span text:style-name="T4">Footprint esetén</text:span> mappa jelenti a kategóriát <text:span text:style-name="T4">*.pretty</text:span> és azon belül vannak fájlok <text:span text:style-name="T4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90"/>
      <text:p text:style-name="P90">Egyik módszer, ha fájlkezelőben létrehozom és majd a Kicadban hozzáadom.</text:p>
      <text:p text:style-name="P92"><text:span text:style-name="T4"/></text:p>
      <text:p text:style-name="P92"><text:span text:style-name="T4">Symbol </text:span>(alkatrészek): <text:span text:style-name="T4">*.kicad_sym</text:span> fájl létrehozása. <text:span text:style-name="T81">A Github-on csináltam Kicad repót: </text:span><text:span text:style-name="T104">.../gvandor</text:span><text:span text:style-name="T81"> </text:span>/Kicad/Symbols/<text:span text:style-name="T4">001_</text:span><text:span text:style-name="T22">akarmi_kategoria</text:span><text:span text:style-name="T4">.kicad_sym</text:span></text:p>
      <text:p text:style-name="P92"><text:span text:style-name="T4"/></text:p>
      <text:p text:style-name="P92"><text:span text:style-name="T4">Footprints</text:span> (lábnyom, fólia oldali lenyomatok): <text:span text:style-name="T4">*.pretty</text:span> fájl létrehozása.<text:span text:style-name="T82"> </text:span>Documents/Github/gvandor/Kicad/FootPrints/<text:span text:style-name="T4">001_</text:span><text:span text:style-name="T22">akarmi_kategoria</text:span><text:span text:style-name="T4">.pretty</text:span><text:span text:style-name="T10"> </text:span>Azért kezdődik számmal, mert így a lista elején lesz majd. </text:p>
      <text:p text:style-name="P91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4"/>
      <text:p text:style-name="P2"><text:span text:style-name="T4">Munkaterület mozgatása: </text:span>jobb<text:span text:style-name="T27">, vagy középső</text:span> egérgomb lenyomva tartás mellett.</text:p>
      <text:p text:style-name="P2"/>
      <text:p text:style-name="P2">A KiCadben a megnyomás <text:span text:style-name="T4">Esc</text:span><text:span text:style-name="T25"> </text:span>mindig "törlést" jelent: ha egy eszköz valamilyen művelet közepén van (például nyomvonalak irányítása), a gomb első megnyomása Esc<text:span text:style-name="T25"> </text:span>megszakítja azt a műveletet. A következő megnyomásával Esc<text:span text:style-name="T25"> </text:span>teljesen kilép az eszközből, és visszatér az alapértelmezett kiválasztó eszközhöz. Ha a kijelölő eszköz aktív, a Esc lenyomása törli az aktuális kijelölést, ha van ilyen.</text:p>
      <text:p text:style-name="P2"/>
      <text:p text:style-name="P2"><text:span text:style-name="T17">G</text:span><text:span text:style-name="T4">yorsbillentyű</text:span>k megtekintése:<text:span text:style-name="T109"> projektmanager oldal menüjében a </text:span><text:span text:style-name="T4">help/list hotkeys</text:span></text:p>
      <text:p text:style-name="P8"/>
      <text:p text:style-name="P13"><text:soft-page-break/>Fontos különbséget tenni a <text:span text:style-name="T18">line</text:span>, <text:span text:style-name="T18">Wire</text:span> és <text:span text:style-name="T4">track</text:span> között. A vonal nem elektromos elem, csak szöveges, vagy grafikai. Schematicban a wire a vezeték, PCB-ben a track az elektromosan vezető elem.</text:p>
      <text:p text:style-name="P13"/>
      <text:p text:style-name="P13"><text:span text:style-name="T4">Alkatrészek</text:span> <text:span text:style-name="T4">lehelyezése</text:span>:</text:p>
      <text:p text:style-name="P15"><text:span text:style-name="T4">Fontos: Grid:</text:span> a <text:span text:style-name="T4">rács</text:span> és a <text:span text:style-name="T4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3"><text:span text:style-name="T4">A</text:span> megnyomás &gt; kiválasztom (megkeresem) az alkatrészt a symbol mappából, &gt; <text:span text:style-name="T4">OK </text:span>&gt; <text:span text:style-name="T4">E</text:span> megnyomás lehelyezés előtt &gt; megadom az <text:span text:style-name="T34">értéket</text:span> (<text:span text:style-name="T4">value</text:span>), kiválasztom a lábnyomot (<text:span text:style-name="T4">footprint</text:span>) &gt; végül leteszem az alkatrészt (symbolt).</text:p>
      <text:p text:style-name="P13"/>
      <text:p text:style-name="P63">SNAP beállítás: négy helyen<text:span text:style-name="T34"> is be kell állítani. Preferences/preferences/symbol editor</text:span><text:span text:style-name="T45">/display option</text:span><text:span text:style-name="T34">, schematic editor</text:span><text:span text:style-name="T45">/display option</text:span><text:span text:style-name="T34">, footprint editor</text:span><text:span text:style-name="T45">/display option</text:span><text:span text:style-name="T34">, pcb editor</text:span><text:span text:style-name="T45">/display option</text:span><text:span text:style-name="T34">. </text:span><text:span text:style-name="T58">Legyen </text:span><text:span text:style-name="T113">mindig</text:span><text:span text:style-name="T58"> bekapcsolva a SNAP (a mozgás csak rácspontokon lehetséges)</text:span><text:span text:style-name="T62">, </text:span><text:span text:style-name="T112">kivéve a PCB-</text:span><text:span text:style-name="T62">t, ott úgy kell beállítani, hogy a SNAP csak a </text:span><text:span text:style-name="T112">rács bekapcsolásakor </text:span><text:span text:style-name="T62">legyen </text:span><text:span text:style-name="T112">aktív</text:span><text:span text:style-name="T62">, így célszerű</text:span><text:span text:style-name="T58">. </text:span></text:p>
      <text:p text:style-name="P63"><text:span text:style-name="T58"/></text:p>
      <text:p text:style-name="P64">Grid/rács: <text:span text:style-name="T34"><text:s/>legyen az első az </text:span>50 mils<text:span text:style-name="T34"> (miliinch) vagyos </text:span>1.27 mm<text:span text:style-name="T34">, a második </text:span>25 mils<text:span text:style-name="T34">-re állítva. vagyos </text:span>0.6350 mm<text:span text:style-name="T34">, Alt+1 és Alt+2-vel válthatsz. Az </text:span>editorban<text:span text:style-name="T34"> az </text:span>1,27 mm<text:span text:style-name="T34"> kell, a rajzokon ha finomabb mozgatást szeretnél, arra jó a 0.6350 mm.</text:span></text:p>
      <text:p text:style-name="P8"/>
      <text:p text:style-name="P8"><text:span text:style-name="T4">Alap alkatrészek a device</text:span> mappában<text:span text:style-name="T83"> vannak</text:span>.</text:p>
      <text:p text:style-name="P2"><text:span text:style-name="T28">Szimbólumot (alkatrészt)</text:span> lehet konkrét típus szerint is<text:span text:style-name="T25">, vagy az alábbiak szerint:</text:span></text:p>
      <text:p text:style-name="P2">C = capacitor</text:p>
      <text:p text:style-name="P2">C_polarized = polarizált kapacitás</text:p>
      <text:p text:style-name="P2">L = Induktivitás</text:p>
      <text:p text:style-name="P2">D = dióda</text:p>
      <text:p text:style-name="P2">R = resistor</text:p>
      <text:p text:style-name="P2">R_trim</text:p>
      <text:p text:style-name="P2">R_potentiometer</text:p>
      <text:p text:style-name="P2">Thermistor</text:p>
      <text:p text:style-name="P2">L_ferrite</text:p>
      <text:p text:style-name="P2">L_iron</text:p>
      <text:p text:style-name="P2">L_trim</text:p>
      <text:p text:style-name="P2">Opamp_Dual = 8 lábú műveleti erősítő<text:span text:style-name="T32"> (operative amplifier)</text:span></text:p>
      <text:p text:style-name="P2">Opamp_Quad = 14 lábú műveleti erősítő</text:p>
      <text:p text:style-name="P2"><text:soft-page-break/>filter</text:p>
      <text:p text:style-name="P2">Tranzisztorok: PNP, NPN, vagy konkrét típussal, akkor az eszköz paramétereit is kiírja (Ic, feszültség, tokozás), </text:p>
      <text:p text:style-name="P2">vagy pl. Low voltage transistor, switching transistor, transistor_FET,</text:p>
      <text:p text:style-name="P2">battery_cell = sima elem</text:p>
      <text:p text:style-name="P2">Föld, és power szimbólumok eszköztár, vagy P billentyű: ground, earth, <text:s/>VCC, GND.</text:p>
      <text:p text:style-name="P2"><text:span text:style-name="T4"/></text:p>
      <text:p text:style-name="P2"><text:span text:style-name="T4">Címke hozzáadás:</text:span> L, vagy <text:span text:style-name="T33">A</text:span> gomb eszköztáron.</text:p>
      <text:p text:style-name="P2"/>
      <text:p text:style-name="P2"><text:span text:style-name="T4">Kijelölés</text:span><text:span text:style-name="T6">, mozgatás</text:span><text:span text:style-name="T4">:</text:span> </text:p>
      <text:p text:style-name="P2">Balról húzom a keretet, csak ami teljesen benne van, jobbról húzom a keretet, amit csak érint, mindent kijelöl. Ctrl vagy shift gombokkal újabb területeket jelölhetek ki.</text:p>
      <text:p text:style-name="P2">Kattintással kijelölök, majd ctrl, vagy shift lenyomása közben kattintok újra, így több dolgot egymás után kijelölhetek.</text:p>
      <text:p text:style-name="P2">Mozgatás vonszolva. Kijelöl és V gomb: szerkeszt.</text:p>
      <text:p text:style-name="P2"><text:span text:style-name="T4">Forgatás:</text:span> R gomb, vagy jobb gomb menü, abban van tükrözés és sok minden is.</text:p>
      <text:p text:style-name="P2">D gomb: az alkatrész adatlapját a neten megnyitja a böngészőben.</text:p>
      <text:p text:style-name="P2"><text:span text:style-name="T4">Mozgatás:</text:span> M<text:span text:style-name="T29"> (vezetékek nélkül a kijelölt s</text:span><text:span text:style-name="T30">z</text:span><text:span text:style-name="T29">imbólumot), G (a hozzátartozó vezetéket is viszi).</text:span></text:p>
      <text:p text:style-name="P9"><text:span text:style-name="T4">X</text:span> horizontális tükrözést végez az elemen.</text:p>
      <text:p text:style-name="P2"><text:span text:style-name="T4">Vezetékezés:</text:span> vezeték W (wire), B<text:span text:style-name="T30"> (bus)</text:span>, vagy oldalt az eszköztáron.</text:p>
      <text:p text:style-name="P2">Befejezés: dupla kattintással, vagy jobb klikk menü. Megszakítás esc.</text:p>
      <text:p text:style-name="P2"/>
      <text:p text:style-name="P11"><text:span text:style-name="T4">Annotáció</text:span><text:span text:style-name="T11"> (megjegyzés hozzárendelése)</text:span><text:span text:style-name="T4">:</text:span> </text:p>
      <text:p text:style-name="P42">Fontos! Amíg nincs annotáció, addig nem lehet footprintseket (lenyomatokat) hozzárendelni az alkatrészekhez!<text:span text:style-name="T84"> L</text:span><text:span text:style-name="T45">egyen bekapcsolva automatára (bal eszközsor)</text:span></text:p>
      <text:p text:style-name="P11"><text:span text:style-name="T80">B</text:span>al oldalt R??-R42 gomb: ha be van kapcsolva automatára, akkor pl. a következő ellenállást számozza, egyébként csak egy kérdőjelet tesz hozzá. Felső menüben a To<text:span text:style-name="T31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2"/>
      <text:p text:style-name="P2"><text:span text:style-name="T7">Alkatrész (szimbólum) </text:span><text:span text:style-name="T4">tulajdonságok:</text:span> E, jobb gomb tulajdonság<text:span text:style-name="T90">, vagy dupla kattintás</text:span>:</text:p>
      <text:p text:style-name="P2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29"><text:soft-page-break/>Alkatrész (szimbólum) átrajzolása, módosítása:<text:span text:style-name="T34"> </text:span>ctrl+E<text:span text:style-name="T63">, vagy E tulajdonságlapon is lehet indítani az editort.</text:span></text:p>
      <text:p text:style-name="P30">Egy elem tulajdonságai (méret, érték): E<text:span text:style-name="T90">, dupla kattintás.</text:span></text:p>
      <text:p text:style-name="P26"/>
      <text:p text:style-name="P26">Footprints ablak:</text:p>
      <text:p text:style-name="P37">Fontos infó: <text:span text:style-name="T34">amikor footprinteket keresünk, nem alkatrész nevekre keresünk a schematic-al ellentétben, hanem tokozás típusokra, pl. az LM324-hez a DIP a helyes keresőszó (lásd pár sorral lejjebb).</text:span></text:p>
      <text:p text:style-name="P3">Tolls menü/assing footprints megnyitása<text:span text:style-name="T2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4">pl. az LM324 IC-hez Package_DIP kezdetű library kell, (az IC adatlapon látható Dual-in-line package, ezt a kicad rövidíti).</text:p>
      <text:p text:style-name="P60"/>
      <text:p text:style-name="P60">Keywords: <text:span text:style-name="T34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10"/>
      <text:p text:style-name="P35">A Footprints elemek <text:span text:style-name="T72">hozzárendelése (assigment) az alkatrészekhez (symbols)</text:span>:</text:p>
      <text:p text:style-name="P86">Fontos művelet, mert csak azon alkatrészek footprint elemeit tudod a pcb-be bevinni, amikhez hozzárendelted.<text:span text:style-name="T73"> </text:span></text:p>
      <text:p text:style-name="P83">Tools/assign footprint<text:span text:style-name="T74">.</text:span> Jobb kattintás (középső ablakrészben) az alkatrészen, és megnézhetjük a kiválasztott footprintet, vagy, ha elrontottuk, törölhetjük a hozzárendelést.</text:p>
      <text:p text:style-name="P87">Ha ebben az ablakban módosítasz valamit, ne felejtsd el A<text:span text:style-name="T4">pply save schematic &amp; continue gombot megnyomni</text:span>, és csak utána OK.</text:p>
      <text:p text:style-name="P85"><text:span text:style-name="T4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4">,</text:span> dupla kattintás<text:span text:style-name="T74">sal érvényesítem</text:span> és máris meg van az összes.</text:p>
      <text:p text:style-name="P4"/>
      <text:p text:style-name="Cím_20_01">Elektromos szabályok ellenőrzése</text:p>
      <text:p text:style-name="_30_._20_Normál"/>
      <text:p text:style-name="Cím_20_01"><text:soft-page-break/>Gyorsbillentyűk</text:p>
      <text:p text:style-name="P137">Insert = utolsó művelet ismétlése<text:span text:style-name="T34"> (PCB-ben is)</text:span></text:p>
      <text:p text:style-name="P132">X = horizontális tükrözés</text:p>
      <text:p text:style-name="P132">Y = átlós, ferde vezetékezés</text:p>
      <text:p text:style-name="P132">E = alkatrész tulajdonság</text:p>
      <text:p text:style-name="P132">Ctrl + E = alkatrész átrajzolása (editálása)</text:p>
      <text:p text:style-name="P132">A<text:span text:style-name="T66"> = add symbol</text:span></text:p>
      <text:p text:style-name="P132">P<text:span text:style-name="T66"> = add power or ground</text:span></text:p>
      <text:p text:style-name="P132">W<text:span text:style-name="T66"> = add wire</text:span></text:p>
      <text:p text:style-name="P132">B<text:span text:style-name="T66"> = add Bus</text:span></text:p>
      <text:p text:style-name="P132">Z<text:span text:style-name="T66"> = add wire to bus</text:span></text:p>
      <text:p text:style-name="P134">Q = add no collect flag</text:p>
      <text:p text:style-name="P132">J<text:span text:style-name="T66"> = add a junction (csomópont)</text:span></text:p>
      <text:p text:style-name="P132">L<text:span text:style-name="T66"> = add Label</text:span></text:p>
      <text:p text:style-name="P132">ctrl + L<text:span text:style-name="T66"> = add global label</text:span></text:p>
      <text:p text:style-name="P132">H<text:span text:style-name="T66"> = add hierarchical label</text:span></text:p>
      <text:p text:style-name="P132">S<text:span text:style-name="T66"> = add sheet</text:span></text:p>
      <text:p text:style-name="P132">T<text:span text:style-name="T66"> = add text</text:span></text:p>
      <text:p text:style-name="P132">I<text:span text:style-name="T67"> = add line (vonal</text:span><text:span text:style-name="T68">, nem vezeték</text:span><text:span text:style-name="T67">)</text:span></text:p>
      <text:p text:style-name="P132">ctrl + H<text:span text:style-name="T67"> = fa nézet megjelenítés</text:span></text:p>
      <text:p text:style-name="P132">F5<text:span text:style-name="T67"> = frissít</text:span></text:p>
      <text:p text:style-name="P132">Ctrl + F<text:span text:style-name="T67"> = keresés</text:span></text:p>
      <text:p text:style-name="P132">N<text:span text:style-name="T67"> = new symbol</text:span></text:p>
      <text:p text:style-name="P132">Insert<text:span text:style-name="T67"> = legutóbbi objektum beszúrása</text:span></text:p>
      <text:p text:style-name="P133">M<text:span text:style-name="T67"> = mozgatás</text:span></text:p>
      <text:p text:style-name="P133">G<text:span text:style-name="T67"> = mozgatás vezetékkel együtt</text:span></text:p>
      <text:p text:style-name="P135">V = kijelölt elem értékét módosíthatom</text:p>
      <text:p text:style-name="P135"/>
      <text:p text:style-name="P140"/>
      <text:p text:style-name="P138"><text:span text:style-name="T4">Csomópont</text:span><text:span text:style-name="T8">:</text:span><text:span text:style-name="T4"> </text:span></text:p>
      <text:p text:style-name="P138"><text:span text:style-name="T69">A</text:span>rrébb igazítása a vezetéken:<text:span text:style-name="T4"> </text:span>rákattintani, a felugró menüből a junction-t kiválasztani, és akkor arrébb lehet mozgatni. </text:p>
      <text:p text:style-name="P136">Alkatrészlista:</text:p>
      <text:p text:style-name="P139">Tools/Generate BOM</text:p>
      <text:p text:style-name="P139"/>
      <text:p text:style-name="P139"/>
      <text:p text:style-name="P141">II. PCB</text:p>
      <text:p text:style-name="P32"/>
      <text:p text:style-name="P52">Fontos előzetes:</text:p>
      <text:p text:style-name="P158">Célszerű a Fab. és Courtyard rétegeket kikapcsolni rajzolás közben. A furatokat, ha papírról pontozom át le kell venni 0.6 mm átmérőre, a pontosabb pontozás miatt.</text:p>
      <text:p text:style-name="P100"><text:span text:style-name="T87">Alapból felső nézetben van a panel/tábla (a Front Copper, F.Cu réteg felől),(hagyományos egyoldalas esetén ez az </text:span>alkatrész oldal<text:span text:style-name="T87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7"> réteget</text:span>, akkor arra az oldalra rajzolok<text:span text:style-name="T87">, ahol a </text:span><text:soft-page-break/><text:span text:style-name="T87">réteg van, amire váltottam</text:span>, de ugyanúgy felső nézetből látom. </text:p>
      <text:p text:style-name="P99">A rajzolást <text:span text:style-name="T87">felső nézetben végzem</text:span><text:span text:style-name="T88"> (klasszikus alkatrész oldal)</text:span><text:span text:style-name="T87">, és mindig azt a réteget teszem aktívvá, amelyik oldalra rajzolok</text:span><text:span text:style-name="T114">.</text:span></text:p>
      <text:p text:style-name="P99"/>
      <text:p text:style-name="P53"><text:span text:style-name="T34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52"/>
      <text:p text:style-name="P41">Footprint = lábnyom, <text:span text:style-name="T34">lenyomat a fólián.</text:span></text:p>
      <text:p text:style-name="P32">Munka kezdése:</text:p>
      <text:p text:style-name="P101">Célszerű front rétegre egy szöveget beilleszteni <text:span text:style-name="T4">felülnézet</text:span> felirattal, hogy lássam ha az egészet tükrözöm.</text:p>
      <text:p text:style-name="P33"><text:span text:style-name="T41">R</text:span><text:span text:style-name="T34">ajzol</text:span><text:span text:style-name="T38">unk egy határoló keretet kicsi</text:span><text:span text:style-name="T41">t</text:span><text:span text:style-name="T38"> másképp, mint a kapcsolási rajznál</text:span><text:span text:style-name="T41"> (itt nem nagyítunk, 1:1-ben kell nyomtatni)</text:span><text:span text:style-name="T38">.</text:span><text:span text:style-name="T34"> </text:span><text:span text:style-name="T43">F</text:span><text:span text:style-name="T42">otózáshoz x = 150, y = 100 mm, A4-es lap = 275x170 mm.</text:span></text:p>
      <text:p text:style-name="P39"><text:span text:style-name="T38">J</text:span><text:span text:style-name="T37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9">, vagy fennt az ezközsoron legegyszerűbb</text:span><text:span text:style-name="T37">. </text:span><text:span text:style-name="T36">A lock kikapcsolása: a selection filter alatt a jobb felső négyzet (lelóg a képernyőről) bejelölése engedélyezi a locked objektumok kinyitását.</text:span><text:span text:style-name="T37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4"> Meglehet csinálni, a Fájl/page settings lapon, hogy egyedi táblaméretet adok meg.</text:span></text:p>
      <text:p text:style-name="P40"><text:span text:style-name="T37">N</text:span><text:span text:style-name="T34">éhány adat a munka előtt: </text:span>pin távolság célszerűen min. 4,8 mm legyen, a forrszemek átmérője 3<text:span text:style-name="T93">-3,5</text:span> mm, a vezetősávok 1<text:span text:style-name="T92">,5</text:span><text:span text:style-name="T93"> - 2 - 3 - 5</text:span> mm.</text:p>
      <text:p text:style-name="P56"/>
      <text:p text:style-name="P56"><text:span text:style-name="T71">T</text:span>ájékoztató feliratok: <text:span text:style-name="T64">szita rétegre (Silkscreen) érdemes készíteni.</text:span></text:p>
      <text:p text:style-name="P34"><text:span text:style-name="T37"/></text:p>
      <text:p text:style-name="P34"><text:span text:style-name="T37">E</text:span><text:span text:style-name="T34">ltérnek a billentyűparancsok a Schematic-hoz képest:</text:span></text:p>
      <text:p text:style-name="P34"><text:span text:style-name="T34">tükrözés (x tengely) = F</text:span><text:span text:style-name="T40"> (előtte M majd utána F, akkor mozgatjuk és tükrözzük egyszerre)</text:span><text:span text:style-name="T64">. </text:span><text:span text:style-name="T115">D</text:span><text:span text:style-name="T64"> gomb n</text:span><text:span text:style-name="T115">agyon hasznos,</text:span><text:span text:style-name="T64"> az alkatrészt a vezetősávval együtt mozgatja, a vezetősávokat is igazíthatjuk vele.</text:span></text:p>
      <text:p text:style-name="P34"><text:span text:style-name="T40"/></text:p>
      <text:p text:style-name="P36">Footprint importálás a kapcsolási rajzból:</text:p>
      <text:p text:style-name="P88">F8, vagy ikon (update pcb with chage made schematic)</text:p>
      <text:p text:style-name="P36"><text:span text:style-name="T34"/></text:p>
      <text:p text:style-name="P89"><text:span text:style-name="T4">új footprint könyvtár létrehozása</text:span>:</text:p>
      <text:p text:style-name="P89"><text:soft-page-break/>create delete and edit footprint gomb, ez a footprint editor. Ott file/new library, majd eldöntöd, hogy ne csak egy projekthez legyen (global), és adsz egy nevet akarmi.pretty elnevezéssel. Csináltam egy <text:span text:style-name="T77">001_user_library</text:span>.pretty könyvtárat, <text:span text:style-name="T77">ha ráhagynám a kicad a </text:span><text:s/>/home/gvandor/.local/share/kicad/7.0/footprints<text:span text:style-name="T77"> mappába tenné, de inkább a dokumentum mappámban adtam neki egy számomra kedvezőbb útvonalat.</text:span></text:p>
      <text:p text:style-name="P93">Ha új alkatrészt veszünk a saját könyvtárba fent a footprint tulajdonságok gombot megnyomva, megadhatjuk a pontos nevét az elemnek, pl. kiegészíthetjük valamivel, ami segít nekem.</text:p>
      <text:p text:style-name="P94"/>
      <text:p text:style-name="P94">Jobb oldal, Layereknél (rétegek)<text:span text:style-name="T78">, a színt mutató négyzeten dupla kattintás, vagy középső kattintás és módosíthatom a réteg színét.</text:span></text:p>
      <text:p text:style-name="P95">Beállítjuk a Fájl/Bord setup menüben a dolgokat.<text:span text:style-name="T79"> </text:span><text:span text:style-name="T9">Board Stackup &gt; Physical Stackup</text:span><text:span text:style-name="T79">, </text:span><text:span text:style-name="T9">Tervezési szabályok &gt; Megszorítások</text:span><text:span text:style-name="T79">, </text:span><text:span text:style-name="T9">Tervezési szabályok <text:s/>&gt; Hálózati osztályok</text:span><text:span text:style-name="T79">.</text:span></text:p>
      <text:p text:style-name="P96">A Track vastagságot és néhány méretet a Net Classes (hálózat osztályok) -ben adjuk meg. Létrehozhatsz több hálózat osztályt eltérő méretekkel, és a megfelelőt aktiválod.</text:p>
      <text:p text:style-name="P43">Fontos:<text:span text:style-name="T34"> nem vonalat kell rajzolni, hanem tracket (a vonal csak grafikai elem).</text:span></text:p>
      <text:p text:style-name="P43"><text:span text:style-name="T34"/></text:p>
      <text:p text:style-name="P44"><text:span text:style-name="T34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6"> A rétegek alapból a felső piros, az alsó zöld, ez módosítható, de célszerű. A bal oldali eszköztáron a réteg előtti színes négyzeten dupla kattintásra lehet módosítani a színt.</text:span></text:p>
      <text:p text:style-name="P44"><text:span text:style-name="T34"/></text:p>
      <text:p text:style-name="P44">Alkatrész elhelyezése:</text:p>
      <text:p text:style-name="P97">Az alkatrészt, ha átteszed a másik oldalra (kétoldalas NYÁK), kijelöl &gt; <text:span text:style-name="T4">M</text:span> <text:s text:c="2"/>&gt; <text:span text:style-name="T4">F</text:span> &gt; letesz a megfelelő helyre. Az M mozgathatóvá teszi, az F meg tükrözi. Azért kell az M, mert a tükrözés miatt valószínűleg arrébb kell helyezni.</text:p>
      <text:p text:style-name="P97"/>
      <text:p text:style-name="P45">Add Vias: <text:span text:style-name="T34">ez a kétoldal közötti átvezető furat, ami majd összeköti a két rézréteget, amikor az alkatrész lábat (pin) mindkét oldalon megforrasztom.</text:span></text:p>
      <text:p text:style-name="P45"><text:span text:style-name="T34"/></text:p>
      <text:p text:style-name="P46">Vezetősávok, összekötés:<text:span text:style-name="T85"> </text:span><text:span text:style-name="T34">Route Tracks gomb, vagy X.</text:span></text:p>
      <text:p text:style-name="P47">Patkányfészek vonal (ratsnest):<text:span text:style-name="T34"> az alkatrészeket összekötő vonal, ami nem elektromos kapcsolat, csak a Kicad jelzi a kapcsolási rajz alapján, hogy mik között kell elektromos kapcsolatot llétrehozni.</text:span><text:span text:style-name="T49"> A vezetősávokat csak az ilyen vonalaknak megfelelően engedi rajzolni.</text:span></text:p>
      <text:p text:style-name="P48"><text:span text:style-name="T86">Pad (párna)</text:span>: <text:span text:style-name="T34">az alkatrészlábak fólia oldali forszemei (valami ilyesmi a lényeg).</text:span></text:p>
      <text:p text:style-name="P49"><text:soft-page-break/>Via beszúrása egy vezetősávba<text:span text:style-name="T34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50"><text:span text:style-name="T34"/></text:p>
      <text:p text:style-name="P98">Lent az információs sávon jelzi: Pads (padok száma), Track Segmens (vezetősávok és az átvezető furatok átvezetései), Nets (összekötő vonal), Unrouted (amíg nem nulla, addig van összekötetlen rész).</text:p>
      <text:p text:style-name="P50"><text:span text:style-name="T34"/></text:p>
      <text:p text:style-name="P51">Réz zónák: </text:p>
      <text:p text:style-name="P54"><text:span text:style-name="T34">Bal oldali eszköztár: add a filled zone</text:span><text:span text:style-name="T47"> (B)</text:span><text:span text:style-name="T34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8"> A kijelölt zónát az E gombbal tudjuk változtatni (tulajdonság lap), és ha zavaró a látvány, bal oldalt két kapcsolóval tudjuk kapcsolni, hogy csak a határai látszódjanak, vagy az egész.</text:span></text:p>
      <text:p text:style-name="P54"><text:span text:style-name="T48"/></text:p>
      <text:p text:style-name="P57">Rajz részek összelakatolása: <text:span text:style-name="T34">kijelölöd amit lakatolni akarsz, hogy egyben mozgathasd, és jobb kattintás menüből érhető el a grouping. Szétkapcsolás hasonlóan.</text:span></text:p>
      <text:p text:style-name="P54"><text:span text:style-name="T48"/></text:p>
      <text:p text:style-name="P55"><text:span text:style-name="T89">N</text:span>yomtatás:</text:p>
      <text:p text:style-name="P153"><text:span text:style-name="T116">F</text:span>ontos: <text:span text:style-name="T34">alapból a kicad nyomtatáskor</text:span><text:span text:style-name="T65"> a print to LPR-t jelöli ki, ami azt eredményezi, hogy a nyomtatás mérete helytelen lesz, ezért feltétlenül állítsuk át a saját nyomtatónkra.</text:span></text:p>
      <text:p text:style-name="P154"/>
      <text:p text:style-name="P154">Két rétegű NYÁK papírról átpontozós módszer:<text:span text:style-name="T34"> </text:span></text:p>
      <text:p text:style-name="P154"><text:span text:style-name="T34">1. Alsó réteg - </text:span>Back Cu<text:span text:style-name="T34">. layer (zöld klasszikus fólia oldal): </text:span>tükrözni<text:span text:style-name="T34"> kell, így az alsó rész felülre kerül, a színe is a felső oldal piros színére vált, ezért most mivel ez lesz a front, ezért </text:span>F.Cu<text:span text:style-name="T34"> réteget kell </text:span>nyomtatni<text:span text:style-name="T34">, plusz a </text:span>Silkscreen<text:span text:style-name="T34"> réteget.</text:span></text:p>
      <text:p text:style-name="P154"><text:span text:style-name="T34">Azért kell tükrözni, mert a papírt megfordítom pontozásnál.</text:span></text:p>
      <text:p text:style-name="P154"><text:span text:style-name="T34">2. Felső réteg - </text:span>Front Cu<text:span text:style-name="T34">. layer (piros): az </text:span>F.Cu <text:span text:style-name="T34">réteget és a </text:span>szitaréteget<text:span text:style-name="T34"> </text:span>simán<text:span text:style-name="T34"> </text:span>nyomtatom<text:span text:style-name="T34">.</text:span></text:p>
      <text:p text:style-name="P155"/>
      <text:p text:style-name="P155"><text:span text:style-name="T118">Két rétegű NYÁK </text:span>Átlátszó fóliára, fotózáshoz:<text:span text:style-name="T34"> </text:span></text:p>
      <text:p text:style-name="P155"><text:span text:style-name="T34">1. Alsó </text:span>B.Cu<text:span text:style-name="T34"> réteg: </text:span>simán<text:span text:style-name="T34"> nyomtatni az alsó </text:span><text:span text:style-name="T117">B.Cu </text:span><text:span text:style-name="T34">réteget (nem tükrözni, mert nem fordítom meg).</text:span></text:p>
      <text:p text:style-name="P155"><text:span text:style-name="T34">2. Felső </text:span>F.Cu<text:span text:style-name="T34"> réteg: </text:span>tükrözni<text:span text:style-name="T34"> kell és mivel alulra került a </text:span>B.Cu<text:span text:style-name="T34"> réteget </text:span>nyomtatni<text:span text:style-name="T34">. Nem lenne muszály tükrözni, de jobb megfordítani a fóliát, hogy a festék felőli oldala feküdön a panelre.</text:span></text:p>
      <text:p text:style-name="P156"><text:soft-page-break/>Egyoldalas NYÁK, átpontozva módszer:<text:span text:style-name="T34"> </text:span></text:p>
      <text:p text:style-name="P156"><text:span text:style-name="T34">A kétoldalasnál leírtak szerint nyomtatunk egy alsó rézréteget, és mellé még egy tükrözetlen lenyomat szitaréteggel, hogy segítse a beültetést.</text:span></text:p>
      <text:p text:style-name="P156"><text:span text:style-name="T34"/></text:p>
      <text:p text:style-name="P58">Gerber fájlok:<text:span text:style-name="T34"> fájl/plotter/generate drill files: az ablakban újra generate. Nem tudtam megadni, hogy a furatok is láthatóak legyenek. Nekem igazából nincs szükségem gerber fájlra, én nem gyártatok panelt.</text:span></text:p>
      <text:p text:style-name="P58"><text:span text:style-name="T34"/></text:p>
      <text:p text:style-name="P59">3 dimenziós nézet:<text:span text:style-name="T34"> a menüben a nézetben lehet kiválasztani.</text:span><text:span text:style-name="T50"> Pásztázás középső egérgombbal, forgatás jobb egérgombbal.</text:span></text:p>
      <text:p text:style-name="P59"><text:span text:style-name="T50"/></text:p>
      <text:p text:style-name="P59"><text:span text:style-name="T50"/></text:p>
      <text:p text:style-name="P145">III. Egyéni szimbólumok és lábnyomokat</text:p>
      <text:p text:style-name="P144"/>
      <text:p text:style-name="P126">A szimbólum,- és footprint könyvtárak megtekinthetők és létrehozhatók újak, a preferences menüben a manage symbol vagy footprint libraries pontban. A kezdő oldalon <text:span text:style-name="T4">(projekt menedzser oldal) mindkét könyvtárat lehet kezelni,</text:span> a kapcsolási rajz szerkesztőben a symbol könyvtárat, a pcb szerkesztőben meg a footprint könyvtárat. </text:p>
      <text:p text:style-name="P127">Projekt menedzser ablakban kattints a <text:span text:style-name="T4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27"/>
      <text:p text:style-name="P70">Új symbol létrehozása:</text:p>
      <text:p text:style-name="P128">Egy kapcsoló. Symbol editorban. A saját libraryt kijelölni dupla kattintással, és új szimbólum. A megnyíló ablakban a szimbólum neve mezőbe az alkatrész cikkszámát írni be: <text:span text:style-name="T4">M2011S3A1W03</text:span>, és a referencia mezőbe <text:span text:style-name="T4">SW</text:span><text:span text:style-name="T12"> (</text:span><text:span text:style-name="T52">vagy magyarul K, vagy kapcsolo)</text:span><text:span text:style-name="T4"> </text:span><text:span text:style-name="T34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28"><text:span text:style-name="T4">Pint adunk hozzá</text:span><text:span text:style-name="T34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4">insert</text:span><text:span text:style-name="T34"> megnyomásával elhelyezünk még egyet (insert az utolsó műveletet ismétli). A másodjára elhelyezettnél módosítani kell az </text:span><text:span text:style-name="T4">y pozíciót</text:span><text:span text:style-name="T34"> és az </text:span><text:span text:style-name="T4">orentationt</text:span><text:span text:style-name="T34">, valamint a </text:span><text:span text:style-name="T4">pin nevet </text:span><text:span text:style-name="T34">B -re módosítjuk.</text:span><text:span text:style-name="T51"> </text:span></text:p>
      <text:p text:style-name="P129"><text:span text:style-name="T34">Jobb kattintás és a gridet finomra állítjuk a rajzoláshoz, jobb eszköztáron van kör és vonal, megrajzoljuk a kapcsoló hiányzó részét, majd </text:span><text:span text:style-name="T4">FONTOS:</text:span><text:span text:style-name="T34"> vissza kell </text:span><text:span text:style-name="T4">állítani</text:span><text:span text:style-name="T34"> a </text:span><text:span text:style-name="T4">gridet 1,27 mm-re (0.05 inch),</text:span><text:span text:style-name="T34"> mert az alkatrészek lábait </text:span><text:span text:style-name="T4">nem lehet csatlakoztatni a kapcsolási rajzon a vezetékekhez, ha a lábak (pinek) </text:span><text:soft-page-break/><text:span text:style-name="T4">nincsenek 0.05 inch (1,27mm)</text:span><text:span text:style-name="T34"> rácshoz igazítva.</text:span></text:p>
      <text:p text:style-name="P112"/>
      <text:p text:style-name="P112">Most a vásznon (nem az alkatrészen) dupla kattintás (vagy fájl &gt; szimbólum tulajdonságai). Az érték mezőbe beírni a cikkszámot, a <text:span text:style-name="T4">keywords mezőbe</text:span> beírni <text:span text:style-name="T91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30"><text:span text:style-name="T53"/></text:p>
      <text:p text:style-name="P130"><text:span text:style-name="T13">Új</text:span><text:span text:style-name="T4"> lábnyom létrehozása:</text:span></text:p>
      <text:p text:style-name="P115">A kapcsolóhoz megcsináluk a lábnyomot. <text:span text:style-name="T4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113"><text:span text:style-name="T14"/></text:p>
      <text:p text:style-name="P114"><text:span text:style-name="T19">Pad hozzáadása: </text:span><text:span text:style-name="T94">Edit/default pad properties</text:span><text:span text:style-name="T95"> ablak</text:span><text:span text:style-name="T98">ban beállíthatjuk a </text:span><text:span text:style-name="T99">default </text:span><text:span text:style-name="T98">pad tulajdonságait, de nem szükséges, helyette most egyszerűen bal oldali eszköztáron megnyomjuk a gombot, és beillesztünk egy padot a </text:span><text:span text:style-name="T95">x=0, y=4,8</text:span><text:span text:style-name="T98"> pozícióba (bekapcsolt grid). A</text:span><text:span text:style-name="T95">z első padot alapból 0,0 (x,y) pozícióba teszi, mivel az első pint kihagyjuk ennél a típusnál (csak két érintkezős), ezért </text:span><text:span text:style-name="T98">helyeztü</text:span><text:span text:style-name="T95">k</text:span><text:span text:style-name="T98"> most </text:span><text:span text:style-name="T95">x=0, y=4,8</text:span><text:span text:style-name="T98"> pozícióba. Az első pad után megnyitjuk a pad tulajdonságlapját (padon dupla kattintás, vagy E), és átírjuk a </text:span><text:span text:style-name="T20">Pad number</text:span><text:span text:style-name="T19">t</text:span><text:span text:style-name="T95">; 2-re</text:span><text:span text:style-name="T98">. </text:span><text:span text:style-name="T95">A következő padot majd automatikusan 3-asra számozza, és y=9,6-ra tes</text:span><text:span text:style-name="T98">szük</text:span><text:span text:style-name="T95">.</text:span><text:span text:style-name="T96"> </text:span></text:p>
      <text:p text:style-name="P115">P<text:span text:style-name="T4">ad típus</text:span>; furat jó lesz, , <text:span text:style-name="T4">Position</text:span>; <text:span text:style-name="T98">ha szükséges lehet módosítani.</text:span> <text:span text:style-name="T96">Beállítom a </text:span><text:span text:style-name="T15">pad formáját (shape), méretét, a furat formáját és méretét</text:span><text:span text:style-name="T16">,</text:span><text:span text:style-name="T97"> valamint a </text:span><text:span text:style-name="T16">két rézréteget</text:span><text:span text:style-name="T97"> is beállítom (F.Mask, B.Mask), a Mask réteg tartalmazza a forrszemeket és azért kell mindkét réteg (Front, Back), hogy kétoldalas panel esetén is jó legyen.</text:span></text:p>
      <text:p text:style-name="P113">Alapból a referenciát (alkatrész meghatározása) a silkscreen layerhez, a value-t az F.fab (gyártói) layerhez rendeli.<text:span text:style-name="T94"> </text:span></text:p>
      <text:p text:style-name="P116">Amikor beállítottad a pad tulajdonságait, elhelyezed a megfelelő pozícióba a másik padot, a pad száma automatikusan növekszik, és a tulajdonságok az előző padról másolódnak.</text:p>
      <text:p text:style-name="P117">Tegyük fel, valamit <text:span text:style-name="T4">módosítanál</text:span>. Az első padon elvégzed a változtatást, majd a módosított padra jobb kattintás és a megnyíló ablakban kiválasztod a <text:span text:style-name="T4">Push Pad Properties to Other Pads... </text:span>elemet, majd abban kattints a <text:span text:style-name="T4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<text:soft-page-break/>jelenlegit.</text:p>
      <text:p text:style-name="P113"/>
      <text:p text:style-name="P60">Keywords: <text:span text:style-name="T34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4"> megnyílik egy olyan tulajdonságlap, amin keywords megnézhető, átírható.</text:span></text:p>
      <text:p text:style-name="P60"><text:span text:style-name="T34"/></text:p>
      <text:p text:style-name="P61">A footprint grafikája (az alkatrész fizikai körvonalai):</text:p>
      <text:p text:style-name="P61"><text:span text:style-name="T34"/></text:p>
      <text:p text:style-name="P118">Egy footprintnél a gyártási rétegre (<text:span text:style-name="T4">F.Fab</text:span>) egy kicsit nagyobb körvonal<text:span text:style-name="T100">at </text:span><text:s/>rajzol<text:span text:style-name="T100"> </text:span>a szitanyomásos réteg (<text:span text:style-name="T4">F.Silkscreen</text:span>)<text:span text:style-name="T100">, 0,11 mm minden irányban</text:span>, és egy udvar (<text:span text:style-name="T4">F.Courtyard</text:span>)<text:span text:style-name="T100">; 0.25 mm-es hézaggal </text:span>veszi körül a teljes footprintet, hogy elkerülje az átfedéseket más lábnyomokkal.</text:p>
      <text:p text:style-name="P119"><text:span text:style-name="T21"/></text:p>
      <text:p text:style-name="P119"><text:span text:style-name="T21">F.Fab rétegre</text:span><text:span text:style-name="T101"> váltok</text:span><text:span text:style-name="T103"> (gyártási réteg, az alkatrész fizikai méretével meg kell egyezzen)</text:span><text:span text:style-name="T101">, </text:span><text:span text:style-name="T21">megrajzolom</text:span><text:span text:style-name="T101"> a </text:span><text:span text:style-name="T21">gyártási körvonala</text:span><text:span text:style-name="T101">t a kapcsolóhoz.</text:span>A példa kapcsolónk 7.9x13 mm. Kinyitjuk újra a <text:span text:style-name="T4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119"/>
      <text:p text:style-name="P120">Ezután <text:span text:style-name="T4">F.Silkscreen</text:span> rétegre váltok és beállítom a szitanyomás méretére a rácsot, 0.11 mm-el nagyobbra<text:span text:style-name="T102">.</text:span></text:p>
      <text:p text:style-name="P71"/>
      <text:p text:style-name="P71">Egy fontos dolog: <text:span text:style-name="T34">a rács méretek és origók megadásánál műveletet is beírhatok, és akkor kiszámolja helyettem, a Kicad szövegdobozai is támogatják ezt. Műveleti jelek: +-/ és szorzásra a * csillag.</text:span></text:p>
      <text:p text:style-name="P71"><text:span text:style-name="T34"/></text:p>
      <text:p text:style-name="P71"><text:span text:style-name="T34">Ennek megfelelően akkor a rácsméretek mű</text:span><text:span text:style-name="T57">v</text:span><text:span text:style-name="T34">eletekkel beírva:</text:span></text:p>
      <text:p text:style-name="P71"><text:span text:style-name="T34">X: 7,9+2*0.11 <text:s text:c="9"/>(</text:span><text:span text:style-name="T56">= </text:span><text:span text:style-name="T34">8.12 mm)</text:span></text:p>
      <text:p text:style-name="P72"><text:span text:style-name="T34">Y: 13+2*0.11 <text:s text:c="11"/>(</text:span><text:span text:style-name="T56">= </text:span><text:span text:style-name="T34">13.22 mm)</text:span></text:p>
      <text:p text:style-name="P72"><text:span text:style-name="T34">X origó: 8.12/2 <text:s text:c="8"/>(</text:span><text:span text:style-name="T56">= </text:span><text:span text:style-name="T34">4.06 mm)</text:span></text:p>
      <text:p text:style-name="P72"><text:span text:style-name="T34">Y origó: -1.8-0.11 <text:s text:c="4"/>(</text:span><text:span text:style-name="T56">= </text:span><text:span text:style-name="T34">-1.91 mm)</text:span></text:p>
      <text:p text:style-name="P121"/>
      <text:p text:style-name="P120">Minden rajzolt keretünk méretét, kezdő- és végpontjait, layert (réteget) megnézhetünk utólag az E megnyomásakor a vonalon (tulajdonságlap).</text:p>
      <text:p text:style-name="P120"/>
      <text:p text:style-name="P73">F.Courtyard rétegre váltunk: <text:span text:style-name="T34">most másképp csináljuk, váltsuk a gridet 1 mm-re, rajzoljunk egy körülbelül méretű keretet, majd a keret tulajdonságlapján (E) módosítju</text:span><text:span text:style-name="T54">k</text:span><text:span text:style-name="T34"> az adatokat. </text:span><text:span text:style-name="T54">Itt most másképp kell méretezni, mert</text:span><text:span text:style-name="T34"> </text:span><text:span text:style-name="T55">kezdő- <text:s/>és végpont koordináták vannak, a </text:span><text:span text:style-name="T34">startpoint a keret bal felső sarka lesz, az endpoint </text:span><text:soft-page-break/><text:span text:style-name="T34">pedig a jobb alsó pont, ennek megfelelően adjuk meg a 0.25 mm-es hézaggal a Courtyard-ot az udvart:</text:span></text:p>
      <text:p text:style-name="P122">X startpoint: -3.95-0.25<text:tab/><text:tab/>(= 4.2 mm)</text:p>
      <text:p text:style-name="P122">Y startpoint: -1.8-0.25<text:tab/><text:tab/>(= -2.05 mm)</text:p>
      <text:p text:style-name="P122">X endpoint: 3.95+0.25<text:tab/><text:tab/>(= 4,2 mm)</text:p>
      <text:p text:style-name="P122">Y endpoint: 11.2+0.25<text:tab/><text:tab/>(= 11,45 mm)</text:p>
      <text:p text:style-name="P74"><text:span text:style-name="T34"/></text:p>
      <text:p text:style-name="P75">Meglévő alkatrész módosítása és elmentés saját könyvtárba:</text:p>
      <text:p text:style-name="P81"><text:span text:style-name="T34">1., A </text:span>legegyszerűbb<text:span text:style-name="T34"> nekem: Fájlkezelőben megkeresem a módosítani kívánt gyári lábnyomot és másolok egyet a saját könyvtáramba, majd foot editort indítom, és ebben a saját mappámból betöltöm, módosítom, mentem és ennyi.</text:span></text:p>
      <text:p text:style-name="P125">2., Megnyitom a footprint editort, betöltöm a lábnyomot. A gyári lábnyomot nem engedi írni, ezért az egyik lehetőség a fájl mentés másként, vagy a fájl/export. </text:p>
      <text:p text:style-name="P76"><text:span text:style-name="T61">3., </text:span><text:span text:style-name="T34">Az alkatrészt </text:span>kijelölöm<text:span text:style-name="T34"> majd C</text:span>trl+E<text:span text:style-name="T34">, vagy jobb kattintással o</text:span>pen in footprint editor, <text:span text:style-name="T34">elvégzem a módosítást, mentem, majd </text:span>Fájl/Export<text:span text:style-name="T34"> és a kiválasztott Libraryt megnyitom és elmentem a *</text:span>.mod<text:span text:style-name="T34"> fájlt. Ugyanígy történik bármely alkatrész mentése bármely könyvtárba, de nem kell megnyitni az editort, ha nem akarom módosítani, csak kijelölöm és Fájl/Export.</text:span></text:p>
      <text:p text:style-name="P76"><text:span text:style-name="T34"/></text:p>
      <text:p text:style-name="P82">Footprint - lábnyom átnevezése:<text:span text:style-name="T34"> Editorban bal oldalon a fájlon jobb kattintás menüben. Csak sikeres mentés után érvényesül (látszik fájlkezelőben).</text:span></text:p>
      <text:p text:style-name="P75"><text:span text:style-name="T34"/></text:p>
      <text:p text:style-name="P77">Saját szimbólum és lábnyom keresése:</text:p>
      <text:p text:style-name="P123">1., Kategóriára keresés: olyan könyvtárnevet adok a saját library-nak, ami a lista tetején jelenik meg, pl.: 000_Dioda.kicad_sym (ne legyen többesszám), 000_Dioda.pretty</text:p>
      <text:p text:style-name="P77"><text:span text:style-name="T34">2., Konkrét alkatrészre keresés: a </text:span>keywords<text:span text:style-name="T34"> mezőbe adok egyedi nevet, pl.: ellenallas-1, ellenallas-2 (az 1-es pl. negyed vattos, a 2-es fél vattos).</text:span></text:p>
      <text:p text:style-name="P124">A keresőmezőkben használható a * és a ? .</text:p>
      <text:p text:style-name="P80"><text:span text:style-name="T34">3., </text:span>Lábnyom szűrők<text:span text:style-name="T34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59"> . Ennek hatására csak a 14 lábú DIP tokozású IC lábnyomok fognak megjelenni, ha footprintet akarsz hozzárendelni.</text:span></text:p>
      <text:p text:style-name="P78"><text:span text:style-name="T34"/></text:p>
      <text:p text:style-name="P79"><text:span text:style-name="T34">Az új </text:span>footprintet<text:span text:style-name="T34"> most beállítjuk, hogy </text:span>alapértelmezetten<text:span text:style-name="T34"> </text:span>hozzárendeljük<text:span text:style-name="T34"> az új kapcsoló szimbólumhoz, akkor nem kell mindig hozzárendelni a lábnyomot, ha új kapcsolási rajzhoz kell, mert alapértelmezetten hozzá lesz rendelve.</text:span></text:p>
      <text:p text:style-name="P84"><text:soft-page-break/><text:span text:style-name="T106">Szimbólum editort elindítod, majd megkeresed a szimbólumot a mappájában, dupla kattintással kiválasztod. Ezután a mezőn bárhol dupla kattintás (vagy fájl/symbol properties), a tulajdonságlapon a</text:span> footprint sorra kattintasz<text:span text:style-name="T106"> (nehéz megtalálni, de ott van)</text:span>, kitölthető mezőre vált, a mező jobb végén van egy kis ikon, rákattintasz és megjelenik a footprins ablak. Megkeresed a megfelelőt,<text:span text:style-name="T106"> dupla kattintás rajta, majd mentés és végeztél.</text:span> </text:p>
      <text:p text:style-name="P102"><text:span text:style-name="T4"/></text:p>
      <text:p text:style-name="P102"><text:span text:style-name="T4">Fontos:</text:span> Ha nem az editorban keresed meg a szimbólumot a könyvtárból, hanem a kapcsolási rajz<text:span text:style-name="T108">ról nyitsz meg</text:span> egy alkatrészt az editorral, akkor csak ahhoz az egy alkatrészhez rendeled a footprintet<text:span text:style-name="T107">, nem globálisan, ez nagy különbség!</text:span></text:p>
      <text:p text:style-name="P102"/>
      <text:p text:style-name="Cím_20_01">3D modellek</text:p>
      <text:p text:style-name="P131"><text:span text:style-name="T4">Footprints Properties lapon a 3D modells</text:span> fülön találhatóak a beállítások.</text:p>
      <text:p text:style-name="P131"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31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31"/>
      <text:p text:style-name="P147">IV. Kicad haladó</text:p>
      <text:p text:style-name="P146"/>
      <text:p text:style-name="P16">*.kicad_pro = projektfájl (a schematic és a pcb közötti kapcsolatokért felel)</text:p>
      <text:p text:style-name="P18">*.kicad_sch = kapcsolási rajz - schematic fájl</text:p>
      <text:p text:style-name="P18">*.kicad_pcb = nyomtatási rajz</text:p>
      <text:p text:style-name="P18">*.<text:span text:style-name="T110">pretty = footprint könyvtár mappa, maga a mappa a könyvtár</text:span></text:p>
      <text:p text:style-name="P19">*.kicad_mod = footprint fájl, egy lábnyom leírását tartalmazza</text:p>
      <text:p text:style-name="P19">*.kicad_sym = szimbólumkönytár a kapcsolási rajz (schematic) szerkesztőhöz</text:p>
      <text:p text:style-name="P16"/>
      <text:p text:style-name="P17"><text:span text:style-name="T4">Mentés, küldés:</text:span> elég menteni és küldeni a :*.kicad_sch, *.kicad_pcb és a *.kicad_pro fájlokat, ezekben minden benne van. Természetesen ha saját szimbólumokat, lábnyomokat készítesz, akkor az azokat tartalmazó fájlokat is érdemes menteni, de az nem projekt specifikus, hanem globális feladat.</text:p>
      <text:p text:style-name="P20"><text:span text:style-name="T4">Új verzió telepítésekor</text:span> megtalálja a régi configokat, és felajánlja az <text:span text:style-name="T4">importot</text:span>, de a könyvtárakat nem importálja.</text:p>
      <text:p text:style-name="P20"><text:span text:style-name="T4">Config fájlok:</text:span> .config/kicad/</text:p>
      <text:p text:style-name="P20"/>
      <text:p text:style-name="P20"><text:soft-page-break/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KiCad verzióról a másikra módosult. A fájlok megnyitása után az új formátumban, az új fájlkiterjesztéssel kerülnek mentésre. A régi fájlok nem törlődnek automatikusan.</text:p>
      <text:p text:style-name="P20"><text:span text:style-name="T111">A </text:span>gyorsbillentyűk konfigurációi jelenleg nem importálódnak a korábbi verziókból. A <text:span text:style-name="T4">gyorsbillentyű-konfigurációkat manuálisan importálhatja </text:span>úgy, hogy a különböző <text:span text:style-name="T4">*.hotkeys</text:span><text:span text:style-name="T111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65">Projekt menedzser</text:p>
      <text:p text:style-name="P103">Célszerű ezzel indítani el a projekt összetevőket. Bal oldalon duplán kattintva egy elemen, elindul a számára megfelelő program.</text:p>
      <text:p text:style-name="P104">Projektet lehet arhiválni (zip) és lehet az arhivált projektet kicsomagolni.</text:p>
      <text:p text:style-name="P104"><text:span text:style-name="T4">Ctrl + , </text:span>= megnyitja a Preferences ablakot</text:p>
      <text:p text:style-name="P105">A gyorsbillentyűket lehet módosítani igény szerint.</text:p>
      <text:p text:style-name="P105"/>
      <text:p text:style-name="P106">A schematic és footprint könyvtárak configurálása a menüben.</text:p>
      <text:p text:style-name="P106"/>
      <text:p text:style-name="P106"/>
      <text:p text:style-name="P149">V. Footprint konvenciók alkalmazása a saját Library-ban</text:p>
      <text:p text:style-name="P148"/>
      <text:p text:style-name="P21">Mappa neveim 000-val kezdődnek, ebből tudom, hogy a sajátom, és a listák elején fognak megjelenni. </text:p>
      <text:p text:style-name="P66"/>
      <text:p text:style-name="P66">Fájlnév: </text:p>
      <text:p text:style-name="P21">1. funkció</text:p>
      <text:p text:style-name="P21">2. alfunkció</text:p>
      <text:p text:style-name="P21">3. harmadlagos minősítő</text:p>
      <text:p text:style-name="P21">4. gyártó neve</text:p>
      <text:p text:style-name="P21">5. Footprint sorozat neve</text:p>
      <text:p text:style-name="P21">6. további könyvtári leíró</text:p>
      <text:p text:style-name="P22"/>
      <text:p text:style-name="P67">Ellenállás:<text:span text:style-name="T34"> R_Axial_L_D_P_Módosítók_Tájolás_Opciók (utolsó három nem kötelező)</text:span></text:p>
      <text:p text:style-name="P22">pl.: <text:span text:style-name="T4">R_Axial_L6.3mm_D2.5mm_P7.62mm_Horizontal</text:span></text:p>
      <text:p text:style-name="P107">L = length (hossz)</text:p>
      <text:p text:style-name="P107">D = diameter</text:p>
      <text:p text:style-name="P107">P = pin length (tű távolság)</text:p>
      <text:p text:style-name="P108"/>
      <text:p text:style-name="P68"><text:soft-page-break/>Kondenzátor:<text:span text:style-name="T34"> CP_Radial_D8.0mm_P4.0mm_H12mm</text:span></text:p>
      <text:p text:style-name="P108">C_Axial_L57mm_D26mm_P65mm</text:p>
      <text:p text:style-name="P109">Kötelező: C/Cp, stílus (axiális/radiális), Nem kötelező: tok mérete, átmérő, szélesség, Kötelező: Pitch (pin távolság), Módosító (ha nem szabványos)</text:p>
      <text:p text:style-name="P68">CP<text:span text:style-name="T34"> = polarizált kondenzátor</text:span></text:p>
      <text:p text:style-name="P68">Radial<text:span text:style-name="T34"> = hengeres test, mindkét vezeték ugyanazon végén lép be D, P, H (magasság, heigh) van megadva (eletrolit kondi)</text:span></text:p>
      <text:p text:style-name="P68">Axial<text:span text:style-name="T34"> = hengeres test, axiális csatlakozóval L, D, P van megadva(pl. egy normál ellenállás is ilyen). </text:span></text:p>
      <text:p text:style-name="P69">Disc<text:span text:style-name="T34">: korong alakú test, méretei: D átmérő, W vastagság (width), H teljes magasság.</text:span></text:p>
      <text:p text:style-name="P69">Rekt<text:span text:style-name="T34">: doboz alakú test, méretei: X,Y,Z (z opcionális)</text:span></text:p>
      <text:p text:style-name="P110">Pl. egy Rekt kondenzátor: LQFP-32_4x4x1.1mm_P1.65mm</text:p>
      <text:p text:style-name="P110">32 a tok tűinek a száma, LQFP a tok.</text:p>
      <text:p text:style-name="Cím_20_03"><text:span text:style-name="T34"/></text:p>
      <text:p text:style-name="Cím_20_03"><text:span text:style-name="T4">V</text:span><text:span text:style-name="T24">I</text:span><text:span text:style-name="T4">. </text:span><text:span text:style-name="T24">Symbol</text:span><text:span text:style-name="T4"> konvenciók alkalmazása a saját Library-ban</text:span></text:p>
      <text:p text:style-name="P2"><text:span text:style-name="T4"/></text:p>
      <text:p text:style-name="P23"><text:span text:style-name="T4">! A gridet 1.27 mm-re kell állítani!</text:span><text:span text:style-name="T34"> </text:span></text:p>
      <text:p text:style-name="P111">Pin hossza min. 2.54 mm, és 1.27 mm-es léptékekkel növelhető. Maximális hossza 7.62 mm. Diszkrét eszközöknél megengedett rövidebb pin. A pin origójának a rács csomópontján kell lennie.</text:p>
      <text:p text:style-name="P24"><text:span text:style-name="T4">Pozitív táp:</text:span><text:span text:style-name="T34"> Vcc, Vdd, V+ stb. </text:span></text:p>
      <text:p text:style-name="P24"><text:span text:style-name="T4">Negatív</text:span><text:span text:style-name="T34"> és föld: alul kell lennie: GND, Vssi, V- stb.</text:span></text:p>
      <text:p text:style-name="P25"><text:span text:style-name="T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c64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MP1"><text:bookmark-start text:name="PageNumWizard_FOOTER_Normál1"/><text:page-number text:select-page="current">16</text:page-number><text:bookmark-end text:name="PageNumWizard_FOOTER_Normál1"/><text:span text:style-name="MT1">./16 olda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7H3M24S</meta:editing-duration>
    <meta:editing-cycles>196</meta:editing-cycles>
    <meta:generator>LibreOffice/7.6.4.1$Linux_X86_64 LibreOffice_project/60$Build-1</meta:generator>
    <dc:date>2024-02-26T18:36:32.860849913</dc:date>
    <meta:document-statistic meta:table-count="0" meta:image-count="0" meta:object-count="0" meta:page-count="16" meta:paragraph-count="259" meta:word-count="4850" meta:character-count="33555" meta:non-whitespace-character-count="28889"/>
    <meta:template xlink:type="simple" xlink:actuate="onRequest" xlink:title="writer_sablon_1_alap" xlink:href="../../../../..//Templates/LibreOffice/Writer/writer_sablon_1_alap.ott" meta:date="2024-02-03T22:53:46.696918726"/>
  </office:meta>
</office:document-meta>
</file>